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talante" svg:font-family="Atalant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69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278cm" fo:min-width="1.123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draw:stroke-dash="Dashed_20__28_var_29__20_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false" draw:fit-to-size="false" style:shrink-to-fit="false" draw:fit-to-contour="false" fo:max-height="0cm" fo:max-width="0cm" fo:min-height="0.386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draw:stroke-dash="Dashed_20__28_var_29__20_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false" draw:fit-to-size="false" style:shrink-to-fit="false" draw:fit-to-contour="false" fo:max-height="0cm" fo:max-width="0cm" fo:min-height="0.388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none" draw:stroke-dash="Dashed_20__28_var_29__20_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false" draw:fit-to-size="false" style:shrink-to-fit="false" draw:fit-to-contour="false" fo:max-height="0cm" fo:max-width="0cm" fo:min-height="0.386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draw:stroke-dash="Dashed_20__28_var_29__20_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false" draw:fit-to-size="false" style:shrink-to-fit="false" draw:fit-to-contour="false" fo:max-height="0cm" fo:max-width="0cm" fo:min-height="0.386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none" draw:stroke-dash="Dashed_20__28_var_29__20_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false" draw:fit-to-size="false" style:shrink-to-fit="false" draw:fit-to-contour="false" fo:max-height="0cm" fo:max-width="0cm" fo:min-height="0.388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none" draw:stroke-dash="Dashed_20__28_var_29__20_1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false" draw:fit-to-size="false" style:shrink-to-fit="false" draw:fit-to-contour="false" fo:max-height="0cm" fo:max-width="0cm" fo:min-height="0.386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none" draw:stroke-dash="Dashed_20__28_var_29__20_1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width="false" draw:fit-to-size="false" style:shrink-to-fit="false" draw:fit-to-contour="false" fo:max-height="0cm" fo:max-width="0cm" fo:min-height="0.388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3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9pt" style:language-asian="zxx" style:country-asian="none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9pt" style:language-asian="zxx" style:country-asian="none" style:font-style-asian="italic" style:font-weight-asian="normal" style:font-name-complex="Tahoma" style:font-size-complex="9pt" style:language-complex="zxx" style:country-complex="none" style:font-style-complex="italic" style:font-weight-complex="normal" style:text-emphasize="none" style:text-scale="100%" style:font-relief="none" fo:hyphenate="fals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Atalante" fo:font-size="12pt" fo:font-style="normal" fo:text-shadow="none" style:text-underline-style="none" fo:font-weight="normal" style:letter-kerning="true" style:font-name-asian="MS Gothic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9pt" style:language-asian="zxx" style:country-asian="none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text-scale="100%" style:font-relief="none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9pt" style:language-asian="zxx" style:country-asian="none" style:font-style-asian="italic" style:font-weight-asian="normal" style:font-name-complex="Tahoma" style:font-size-complex="9pt" style:language-complex="zxx" style:country-complex="none" style:font-style-complex="italic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218cm" svg:height="1.019cm" svg:x="12.096cm" svg:y="15.709cm">
            <draw:text-box>
              <text:p text:style-name="P1"><text:span text:style-name="T1"><text:s text:c="2"/></text:span><text:span text:style-name="T2">c</text:span></text:p>
            </draw:text-box>
          </draw:frame>
          <draw:g>
            <draw:custom-shape draw:style-name="gr2" draw:text-style-name="P3" draw:layer="layout" svg:width="2.319cm" svg:height="2.19cm" svg:x="10.221cm" svg:y="14.1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5" draw:layer="layout" svg:width="0.228cm" svg:height="0.636cm" svg:x="9.982cm" svg:y="14.641cm">
              <draw:text-box>
                <text:p text:style-name="P4"><text:span text:style-name="T3">A</text:span></text:p>
              </draw:text-box>
            </draw:frame>
            <draw:line draw:style-name="gr4" draw:text-style-name="P6" draw:layer="layout" svg:x1="12.562cm" svg:y1="13.226cm" svg:x2="9.29cm" svg:y2="17.102cm">
              <text:p/>
            </draw:line>
            <draw:line draw:style-name="gr5" draw:text-style-name="P6" draw:layer="layout" svg:x1="13.842cm" svg:y1="14.427cm" svg:x2="8.664cm" svg:y2="15.38cm">
              <text:p/>
            </draw:line>
            <draw:frame draw:style-name="gr6" draw:text-style-name="P5" draw:layer="layout" svg:width="0.234cm" svg:height="0.638cm" svg:x="11.623cm" svg:y="13.638cm">
              <draw:text-box>
                <text:p text:style-name="P4"><text:span text:style-name="T3">B</text:span></text:p>
              </draw:text-box>
            </draw:frame>
            <draw:frame draw:style-name="gr7" draw:text-style-name="P5" draw:layer="layout" svg:width="0.23cm" svg:height="0.636cm" svg:x="11.106cm" svg:y="14.897cm">
              <draw:text-box>
                <text:p text:style-name="P4"><text:span text:style-name="T3">D</text:span></text:p>
              </draw:text-box>
            </draw:frame>
            <draw:frame draw:style-name="gr8" draw:text-style-name="P5" draw:layer="layout" svg:width="0.232cm" svg:height="0.636cm" svg:x="10.305cm" svg:y="15.848cm">
              <draw:text-box>
                <text:p text:style-name="P4"><text:span text:style-name="T3">E</text:span></text:p>
              </draw:text-box>
            </draw:frame>
            <draw:frame draw:style-name="gr9" draw:text-style-name="P5" draw:layer="layout" svg:width="0.23cm" svg:height="0.638cm" svg:x="12.425cm" svg:y="14.222cm">
              <draw:text-box>
                <text:p text:style-name="P4"><text:span text:style-name="T3">C</text:span></text:p>
              </draw:text-box>
            </draw:frame>
            <draw:frame draw:style-name="gr10" draw:text-style-name="P7" draw:layer="layout" svg:width="1.306cm" svg:height="0.636cm" svg:x="8.125cm" svg:y="14.849cm">
              <draw:text-box>
                <text:p text:style-name="P4"><text:span text:style-name="T4">d</text:span></text:p>
              </draw:text-box>
            </draw:frame>
            <draw:frame draw:style-name="gr11" draw:text-style-name="P5" draw:layer="layout" svg:width="1.138cm" svg:height="0.638cm" svg:x="12.318cm" svg:y="13.172cm">
              <draw:text-box>
                <text:p text:style-name="P4"><text:span text:style-name="T3"><text:s/></text:span><text:span text:style-name="T4">d'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talante" svg:font-family="Atalant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0:55:01.034882484</meta:creation-date>
    <dc:date>2018-04-20T10:55:48.998216581</dc:date>
    <meta:editing-duration>PT48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